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in alg</text:p>
          </table:table-cell>
          <table:table-cell office:value-type="string" calcext:value-type="string">
            <text:p>dbsc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8.784" calcext:value-type="float">
            <text:p>28.784</text:p>
          </table:table-cell>
          <table:table-cell office:value-type="float" office:value="0.0139" calcext:value-type="float">
            <text:p>0.01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01" calcext:value-type="float">
            <text:p>27.101</text:p>
          </table:table-cell>
          <table:table-cell table:style-name="ce2" office:value-type="float" office:value="0.0341" calcext:value-type="float">
            <text:p>0.03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8.53" calcext:value-type="float">
            <text:p>58.53</text:p>
          </table:table-cell>
          <table:table-cell table:style-name="ce2" office:value-type="float" office:value="0.0537" calcext:value-type="float">
            <text:p>0.05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391" calcext:value-type="float">
            <text:p>10.3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8.335" calcext:value-type="float">
            <text:p>48.3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8.85" calcext:value-type="float">
            <text:p>28.85</text:p>
          </table:table-cell>
          <table:table-cell office:value-type="float" office:value="0.112" calcext:value-type="float">
            <text:p>0.1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185" calcext:value-type="float">
            <text:p>12.185</text:p>
          </table:table-cell>
          <table:table-cell office:value-type="float" office:value="0.143" calcext:value-type="float">
            <text:p>0.1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906" calcext:value-type="float">
            <text:p>28.906</text:p>
          </table:table-cell>
          <table:table-cell table:style-name="ce2" office:value-type="float" office:value="0.0296" calcext:value-type="float">
            <text:p>0.02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66" calcext:value-type="float">
            <text:p>14.66</text:p>
          </table:table-cell>
          <table:table-cell table:style-name="ce2" office:value-type="float" office:value="0.0441" calcext:value-type="float">
            <text:p>0.04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33" calcext:value-type="float">
            <text:p>37.33</text:p>
          </table:table-cell>
          <table:table-cell table:style-name="ce2" office:value-type="float" office:value="0.0331" calcext:value-type="float">
            <text:p>0.03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99" calcext:value-type="float">
            <text:p>41.99</text:p>
          </table:table-cell>
          <table:table-cell table:style-name="ce2" office:value-type="float" office:value="0.0862" calcext:value-type="float">
            <text:p>0.086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58" calcext:value-type="float">
            <text:p>18.58</text:p>
          </table:table-cell>
          <table:table-cell table:style-name="ce2" office:value-type="float" office:value="0.0308" calcext:value-type="float">
            <text:p>0.03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8:38:54.456578856</meta:creation-date>
    <dc:date>2024-12-19T20:05:42.248890583</dc:date>
    <meta:editing-duration>PT26M53S</meta:editing-duration>
    <meta:editing-cycles>2</meta:editing-cycles>
    <meta:generator>LibreOffice/24.2.5.2$Linux_X86_64 LibreOffice_project/420$Build-2</meta:generator>
    <meta:document-statistic meta:table-count="1" meta:cell-count="41" meta:object-count="0"/>
  </office:meta>
</office:document-meta>
</file>